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7" style:family="table-row">
      <style:table-row-properties style:row-height="2.798cm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5" style:family="table-row">
      <style:table-row-properties style:min-row-height="3.403cm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min-row-height="0.011cm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2.563cm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cm" fo:border="none"/>
    </style:style>
    <style:style style:name="Tabella5.G10" style:family="table-cell">
      <style:table-cell-properties fo:padding="0cm" fo:border="none"/>
    </style:style>
    <style:style style:name="Tabella5.I10" style:family="table-cell">
      <style:table-cell-properties fo:padding="0cm" fo:border="none"/>
    </style:style>
    <style:style style:name="Tabella5.J10" style:family="table-cell">
      <style:table-cell-properties fo:padding="0.097cm" fo:border="none"/>
    </style:style>
    <style:style style:name="Tabella5.11" style:family="table-row">
      <style:table-row-properties style:row-height="0.101cm"/>
    </style:style>
    <style:style style:name="Tabella5.A11" style:family="table-cell">
      <style:table-cell-properties fo:padding="0.097cm" fo:border="none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style:font-name="Arial2" fo:font-size="8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SimSun" style:font-style-asian="normal" style:font-name-complex="Tahoma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a94d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2"><text:placeholder text:placeholder-type="text">&lt;setLang(o.partner_id.lang or 'en_US')&gt;</text:placeholder></text:p>
            <text:p text:style-name="P6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6"><text:text-input text:description="&lt;if test=&quot;o.partner_id.lang=='it_IT'&quot;&gt;">if IT</text:text-input></text:p>
            <text:p text:style-name="P6"><text:span text:style-name="T10">Resa merce: </text:span><text:span text:style-name="T14"><text:placeholder text:placeholder-type="text">&lt;o.return_id.text&gt;</text:placeholder></text:span></text:p>
            <text:p text:style-name="P6"><text:span text:style-name="T10">Pagamento:</text:span><text:span text:style-name="T15"> </text:span><text:span text:style-name="T14"><text:placeholder text:placeholder-type="text">&lt;o.payment_term.name&gt;</text:placeholder></text:span></text:p>
            <text:p text:style-name="P6"><text:text-input text:description="&lt;/if&gt;">end if</text:text-input></text:p>
            <text:p text:style-name="P6"><text:text-input text:description="&lt;if test=&quot;o.partner_id.lang=='en_US'&quot;&gt;">if EN</text:text-input></text:p>
            <text:p text:style-name="P6"><text:span text:style-name="T10">Delivery terms: </text:span><text:span text:style-name="T14"><text:placeholder text:placeholder-type="text">&lt;o.return_id.text&gt;</text:placeholder></text:span></text:p>
            <text:p text:style-name="P6"><text:span text:style-name="T10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3"><text:span text:style-name="T6"><text:text-input text:description="&lt;&quot;Prezzo&quot; if o.partner_id.lang=='it_IT' else &quot;Price&quot;&gt;">Prezzo</text:text-input></text:span><text:span text:style-name="T8"> </text:span></text:p>
            </table:table-cell>
            <table:table-cell table:style-name="Tabella4.E1" office:value-type="string">
              <text:p text:style-name="P33"><text:span text:style-name="T8"><text:s/></text:span><text:span text:style-name="T6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3"><text:span text:style-name="T6"><text:text-input text:description="&lt;&quot;Volume imballo&quot; if o.partner_id.lang=='it_IT' else &quot;Package volume&quot;&gt;">Volume</text:text-input></text:span><text:span text:style-name="T8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0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office:value-type="string">
            <text:p text:style-name="P36"/>
          </table:table-cell>
          <table:table-cell table:style-name="Tabella4.B7" office:value-type="string">
            <text:p text:style-name="P32"><text:span text:style-name="T9"><text:placeholder text:placeholder-type="text">&lt;item.product_id.code&gt;</text:placeholder></text:span><text:span text:style-name="T7"><text:placeholder text:placeholder-type="text">&lt;set_counter("volume", get_counter("volume") + item.product_id.volume)&gt;</text:placeholder></text:span></text:p>
          </table:table-cell>
          <table:table-cell table:style-name="Tabella4.C7" office:value-type="string">
            <text:p text:style-name="P30"><text:placeholder text:placeholder-type="text">&lt;_(item.product_id.description)&gt;</text:placeholder></text:p>
            <text:p text:style-name="P29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7" office:value-type="string">
            <text:p text:style-name="P23"><text:span text:style-name="T13"><text:text-input text:description="&lt;o.sale_currency_id.currency_id.symbol if o.currency_order else o.partner_id.property_product_pricelist.currency_id.symbol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7" office:value-type="string">
            <text:p text:style-name="P27"><text:placeholder text:placeholder-type="text">&lt;int(item.product_packaging.qty) if item.product_packaging else item.product_id.quantity_x_pack&gt;</text:placeholder></text:p>
          </table:table-cell>
          <table:table-cell table:style-name="Tabella4.F7" office:value-type="string">
            <text:p text:style-name="P28"><text:placeholder text:placeholder-type="text">&lt;round(item.product_id.volume or 0.0, 2)&gt;</text:placeholder></text:p>
          </table:table-cell>
        </table:table-row>
        <table:table-row>
          <table:table-cell table:style-name="Tabella4.A12" table:number-columns-spanned="6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0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7">
          <table:table-cell table:style-name="Tabella4.A7" office:value-type="string">
            <text:p text:style-name="P37"><draw:frame draw:style-name="fr1" draw:name="image: asimage(item.product_id.quotation_photo)" text:anchor-type="as-char" svg:width="4.336cm" style:rel-width="scale" svg:height="2.445cm" style:rel-height="94%" draw:z-index="6"><draw:text-box><text:p text:style-name="P41"/></draw:text-box></draw:frame></text:p>
          </table:table-cell>
          <table:table-cell table:style-name="Tabella4.B7" office:value-type="string">
            <text:p text:style-name="P31"><text:placeholder text:placeholder-type="text">&lt;item.product_id.code&gt;</text:placeholder><text:span text:style-name="T12"><text:placeholder text:placeholder-type="text">&lt;set_counter("volume", get_counter("volume") + item.product_id.volume)&gt;</text:placeholder></text:span></text:p>
          </table:table-cell>
          <table:table-cell table:style-name="Tabella4.C7" office:value-type="string">
            <text:p text:style-name="P30"><text:placeholder text:placeholder-type="text">&lt;_(item.product_id.description)&gt;</text:placeholder></text:p>
            <text:p text:style-name="P29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7" office:value-type="string">
            <text:p text:style-name="P23"><text:span text:style-name="T13"><text:text-input text:description="&lt;o.sale_currency_id.currency_id.symbol if o.currency_order else o.partner_id.property_product_pricelist.currency_id.symbol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7" office:value-type="string">
            <text:p text:style-name="P27"><text:placeholder text:placeholder-type="text">&lt;int(item.product_packaging.qty) if item.product_packaging else item.product_id.quantity_x_pack&gt;</text:placeholder></text:p>
          </table:table-cell>
          <table:table-cell table:style-name="Tabella4.F7" office:value-type="string">
            <text:p text:style-name="P28"><text:placeholder text:placeholder-type="text">&lt;round(item.product_id.volume or 0.0, 2)&gt;</text:placeholder></text:p>
          </table:table-cell>
        </table:table-row>
        <table:table-row>
          <table:table-cell table:style-name="Tabella4.A8" table:number-columns-spanned="6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0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11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9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4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4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4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40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office:value-type="string">
            <text:p text:style-name="P36"/>
          </table:table-cell>
          <table:table-cell table:style-name="Tabella5.B7" office:value-type="string">
            <text:p text:style-name="P32"><text:span text:style-name="T9"><text:placeholder text:placeholder-type="text">&lt;item.product_id.code&gt;</text:placeholder></text:span><text:span text:style-name="T9"> </text:span></text:p>
          </table:table-cell>
          <table:table-cell table:style-name="Tabella5.C7" office:value-type="string">
            <text:p text:style-name="P30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29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7" office:value-type="string">
            <text:p text:style-name="P27"><text:placeholder text:placeholder-type="text">&lt;"%d"%(item.product_uom_qty)&gt;</text:placeholder></text:p>
          </table:table-cell>
          <table:table-cell table:style-name="Tabella5.E7" office:value-type="string">
            <text:p text:style-name="P23"><text:span text:style-name="T13"><text:text-input text:description="&lt;o.sale_currency_id.currency_id.symbol if o.currency_order else o.partner_id.property_product_pricelist.currency_id.symbol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7" office:value-type="string">
            <text:p text:style-name="P27"><text:placeholder text:placeholder-type="text">&lt;item.multi_discount_rates if item.multi_discount_rates else ("Netto" if getLang() == 'it_IT' else "Net")&gt;</text:placeholder><text:soft-page-break/></text:p>
          </table:table-cell>
          <table:table-cell table:style-name="Tabella5.H7" office:value-type="string">
            <text:p text:style-name="P26"><text:span text:style-name="T19"><text:text-input text:description="&lt;o.sale_currency_id.currency_id.symbol if o.currency_order else o.partner_id.property_product_pricelist.currency_id.symbol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7" office:value-type="string">
            <text:p text:style-name="P26"><text:span text:style-name="T19"><text:text-input text:description="&lt;o.sale_currency_id.currency_id.symbol if o.currency_order else o.partner_id.property_product_pricelist.currency_id.symbol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7" office:value-type="string">
            <text:p text:style-name="P27"><text:placeholder text:placeholder-type="text">&lt;int(item.product_packaging.qty) if item.product_packaging else item.product_id.quantity_x_pack&gt;</text:placeholder><text:soft-page-break/></text:p>
          </table:table-cell>
          <table:table-cell table:style-name="Tabella5.J7" office:value-type="string">
            <text:p text:style-name="P28"><text:placeholder text:placeholder-type="text">&lt;round( item.product_id.volume * item.product_uom_qty / (int(item.product_packaging.qty) if item.product_packaging else item.product_id.quantity_x_pack), 2)&gt;</text:placeholder><text:soft-page-break/></text:p>
          </table:table-cell>
        </table:table-row>
        <table:table-row table:style-name="Tabella5.5">
          <table:table-cell table:style-name="Tabella5.A14" table:number-columns-spanned="10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14" table:number-columns-spanned="10" office:value-type="string">
            <text:p text:style-name="P40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7">
          <table:table-cell table:style-name="Tabella5.A7" office:value-type="string">
            <text:p text:style-name="P37"><draw:frame draw:style-name="fr1" draw:name="image: asimage(item.product_id.quotation_photo or False)" text:anchor-type="as-char" svg:width="4.36cm" style:rel-width="scale" svg:height="5.918cm" style:rel-height="94%" draw:z-index="5"><draw:text-box><text:p text:style-name="P41"/></draw:text-box></draw:frame></text:p>
          </table:table-cell>
          <table:table-cell table:style-name="Tabella5.B7" office:value-type="string">
            <text:p text:style-name="P31"><text:placeholder text:placeholder-type="text">&lt;item.product_id.code&gt;</text:placeholder></text:p>
          </table:table-cell>
          <table:table-cell table:style-name="Tabella5.C7" office:value-type="string">
            <text:p text:style-name="P30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29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7" office:value-type="string">
            <text:p text:style-name="P27"><text:placeholder text:placeholder-type="text">&lt;"%d"%(item.product_uom_qty)&gt;</text:placeholder></text:p>
          </table:table-cell>
          <table:table-cell table:style-name="Tabella5.E7" office:value-type="string">
            <text:p text:style-name="P23"><text:span text:style-name="T13"><text:text-input text:description="&lt;o.sale_currency_id.currency_id.symbol if o.currency_order else o.partner_id.property_product_pricelist.currency_id.symbol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7" office:value-type="string">
            <text:p text:style-name="P27"><text:placeholder text:placeholder-type="text">&lt;item.multi_discount_rates if item.multi_discount_rates else ("Netto" if getLang() == 'it_IT' else "Net")&gt;</text:placeholder></text:p>
          </table:table-cell>
          <table:table-cell table:style-name="Tabella5.H7" office:value-type="string">
            <text:p text:style-name="P26"><text:span text:style-name="T19"><text:text-input text:description="&lt;o.sale_currency_id.currency_id.symbol if o.currency_order else o.partner_id.property_product_pricelist.currency_id.symbol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7" office:value-type="string">
            <text:p text:style-name="P26"><text:span text:style-name="T19"><text:text-input text:description="&lt;o.sale_currency_id.currency_id.symbol if o.currency_order else o.partner_id.property_product_pricelist.currency_id.symbol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7" office:value-type="string">
            <text:p text:style-name="P27"><text:placeholder text:placeholder-type="text">&lt;int(item.product_packaging.qty) if item.product_packaging else item.product_id.quantity_x_pack&gt;</text:placeholder></text:p>
          </table:table-cell>
          <table:table-cell table:style-name="Tabella5.J7" office:value-type="string">
            <text:p text:style-name="P28"><text:placeholder text:placeholder-type="text">&lt;round(item.product_id.volume * item.product_uom_qty / (int(item.product_packaging.qty) if item.product_packaging else item.product_id.quantity_x_pack), 2)&gt;</text:placeholder></text:p>
          </table:table-cell>
        </table:table-row>
        <table:table-row>
          <table:table-cell table:style-name="Tabella5.A8" table:number-columns-spanned="10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0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5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4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5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5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4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35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4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5"><text:placeholder text:placeholder-type="text">&lt;/if&gt;</text:placeholder></text:p>
                </table:table-cell>
                <table:covered-table-cell/>
              </table:table-row>
            </table:table>
            <text:p text:style-name="P9"/>
          </table:table-cell>
          <table:covered-table-cell/>
          <table:table-cell table:style-name="Tabella5.I10" office:value-type="string">
            <text:p text:style-name="P9"/>
          </table:table-cell>
          <table:table-cell table:style-name="Tabella5.J10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5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9"/>
          </table:table-cell>
        </table:table-row>
        <table:table-row table:style-name="Tabella5.11">
          <table:table-cell table:style-name="Tabella5.A11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0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8"/>
          </table:table-cell>
        </table:table-row>
      </table:table>
      <text:p text:style-name="P7"/>
      <text:p text:style-name="P1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2.99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4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5</text:page-number></text:span><text:span text:style-name="MT1">/</text:span><text:span text:style-name="MT1"><text:page-count>5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28M40S</meta:editing-duration>
    <meta:editing-cycles>266</meta:editing-cycles>
    <meta:generator>LibreOffice/4.3.3.2$Linux_X86_64 LibreOffice_project/430m0$Build-2</meta:generator>
    <meta:initial-creator>Nicola Riolini</meta:initial-creator>
    <dc:date>2015-07-25T16:10:55.835875506</dc:date>
    <dc:creator>thebrush </dc:creator>
    <meta:document-statistic meta:table-count="8" meta:image-count="1" meta:object-count="0" meta:page-count="5" meta:paragraph-count="113" meta:word-count="486" meta:character-count="3860" meta:non-whitespace-character-count="3624"/>
    <meta:user-defined meta:name="Info 1"/>
    <meta:user-defined meta:name="Info 2"/>
    <meta:user-defined meta:name="Info 3"/>
    <meta:user-defined meta:name="Info 4"/>
  </office:meta>
</office:document-meta>
</file>